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15EC67088213C16814F.png" manifest:media-type="image/png"/>
  <manifest:file-entry manifest:full-path="Pictures/10000000000003E80000014060BC7AE979C1BF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457cm" svg:height="8.466cm" svg:x="1.61cm" svg:y="2.923cm">
          <draw:image xlink:href="Pictures/10000000000003E80000014060BC7AE979C1BF54.png" xlink:type="simple" xlink:show="embed" xlink:actuate="onLoad" draw:mime-type="image/png">
            <text:p/>
          </draw:image>
        </draw:frame>
        <draw:frame draw:style-name="gr1" draw:text-style-name="P1" draw:layer="layout" svg:width="26.457cm" svg:height="9.259cm" svg:x="1.61cm" svg:y="11.026cm">
          <draw:image xlink:href="Pictures/10000000000003E80000015EC67088213C1681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14:17:49.617712498</meta:creation-date>
    <dc:date>2024-06-28T16:08:53.888668857</dc:date>
    <meta:editing-duration>PT1H17M7S</meta:editing-duration>
    <meta:editing-cycles>2</meta:editing-cycles>
    <meta:generator>LibreOffice/7.3.7.2$Linux_X86_64 LibreOffice_project/30$Build-2</meta:generator>
    <meta:document-statistic meta:object-count="2"/>
  </office:meta>
</office:document-meta>
</file>